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4c2e4" officeooo:paragraph-rsid="0014c2e4"/>
    </style:style>
    <style:style style:name="P2" style:family="paragraph" style:parent-style-name="Standard" style:list-style-name="L1">
      <style:text-properties fo:language="cs" fo:country="CZ" officeooo:rsid="0014c2e4" officeooo:paragraph-rsid="0014c2e4"/>
    </style:style>
    <style:style style:name="P3" style:family="paragraph" style:parent-style-name="Standard" style:list-style-name="L1">
      <style:text-properties fo:language="cs" fo:country="CZ" officeooo:rsid="0015936c" officeooo:paragraph-rsid="0015936c"/>
    </style:style>
    <style:style style:name="P4" style:family="paragraph" style:parent-style-name="Standard" style:list-style-name="L1">
      <style:text-properties fo:language="cs" fo:country="CZ" officeooo:rsid="00168fcb" officeooo:paragraph-rsid="00168fcb"/>
    </style:style>
    <style:style style:name="P5" style:family="paragraph" style:parent-style-name="Standard">
      <style:text-properties fo:language="cs" fo:country="CZ" officeooo:rsid="00168fcb" officeooo:paragraph-rsid="00168fcb"/>
    </style:style>
    <style:style style:name="P6" style:family="paragraph" style:parent-style-name="Standard" style:list-style-name="L2">
      <style:text-properties fo:language="cs" fo:country="CZ" officeooo:rsid="00168fcb" officeooo:paragraph-rsid="00168fcb"/>
    </style:style>
    <style:style style:name="P7" style:family="paragraph" style:parent-style-name="Standard" style:list-style-name="L3">
      <style:text-properties fo:language="cs" fo:country="CZ" officeooo:rsid="00168fcb" officeooo:paragraph-rsid="00168fcb"/>
    </style:style>
    <style:style style:name="P8" style:family="paragraph" style:parent-style-name="Standard" style:list-style-name="L3">
      <style:text-properties fo:language="cs" fo:country="CZ" officeooo:rsid="0017246e" officeooo:paragraph-rsid="0017246e"/>
    </style:style>
    <style:style style:name="P9" style:family="paragraph" style:parent-style-name="Standard" style:list-style-name="L3" style:master-page-name="">
      <loext:graphic-properties draw:fill="none"/>
      <style:paragraph-properties fo:margin-left="0.5in" fo:margin-right="2.0618in" fo:text-indent="-0.25in" style:auto-text-indent="false" style:page-number="auto" fo:background-color="transparent"/>
      <style:text-properties fo:language="cs" fo:country="CZ" officeooo:rsid="0017246e" officeooo:paragraph-rsid="0017246e"/>
    </style:style>
    <style:style style:name="T1" style:family="text">
      <style:text-properties officeooo:rsid="001724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kračování Karla IV</text:p>
      <text:p text:style-name="P1"/>
      <text:p text:style-name="P1">Snaha zvýšit českou prestiž</text:p>
      <text:list xml:id="list1888065885" text:style-name="L1">
        <text:list-item>
          <text:p text:style-name="P2">Nová královská koruna</text:p>
          <text:list>
            <text:list-item>
              <text:p text:style-name="P2">Věnována sv. Václavovi (= věnována českým zemím)</text:p>
            </text:list-item>
            <text:list-item>
              <text:p text:style-name="P2">Čeština tehdy neznala pojem „stát“</text:p>
            </text:list-item>
            <text:list-item>
              <text:p text:style-name="P2">používal se název „Česká koruna“ / „Svatováclavská koruna“</text:p>
            </text:list-item>
          </text:list>
        </text:list-item>
        <text:list-item>
          <text:p text:style-name="P2">Univerzita Karlova</text:p>
        </text:list-item>
        <text:list-item>
          <text:p text:style-name="P2">Snah ztočit do čech obchodní stezky (nepovedlo se)</text:p>
        </text:list-item>
        <text:list-item>
          <text:p text:style-name="P2">Díky svým manželkám získával vliv a území</text:p>
          <text:list>
            <text:list-item>
              <text:p text:style-name="P2">Někdo</text:p>
            </text:list-item>
            <text:list-item>
              <text:p text:style-name="P2">Anna Svítnická</text:p>
            </text:list-item>
            <text:list-item>
              <text:p text:style-name="P2">Anna Falcká</text:p>
            </text:list-item>
            <text:list-item>
              <text:p text:style-name="P2">Eliška Alžběta Pomořanská</text:p>
            </text:list-item>
          </text:list>
        </text:list-item>
        <text:list-item>
          <text:p text:style-name="P2">Do zemí koruny české patří</text:p>
          <text:list>
            <text:list-item>
              <text:p text:style-name="P2">Lucembursko</text:p>
            </text:list-item>
            <text:list-item>
              <text:p text:style-name="P2">Slezko</text:p>
            </text:list-item>
            <text:list-item>
              <text:p text:style-name="P2">Brabant</text:p>
            </text:list-item>
            <text:list-item>
              <text:p text:style-name="P2">Hesensko</text:p>
            </text:list-item>
            <text:list-item>
              <text:p text:style-name="P2">Horní Falc</text:p>
            </text:list-item>
            <text:list-item>
              <text:p text:style-name="P2">Lužice</text:p>
            </text:list-item>
            <text:list-item>
              <text:p text:style-name="P2">Braniborsko</text:p>
            </text:list-item>
            <text:list-item>
              <text:p text:style-name="P2">Čechy</text:p>
            </text:list-item>
            <text:list-item>
              <text:p text:style-name="P2">Morava</text:p>
            </text:list-item>
          </text:list>
        </text:list-item>
        <text:list-item>
          <text:p text:style-name="P3">Majestas Carolina</text:p>
          <text:list>
            <text:list-item>
              <text:p text:style-name="P3">Rovná práva mezi šlectici</text:p>
            </text:list-item>
            <text:list-item>
              <text:p text:style-name="P3">Nevydán, protož by se lidé vzbouřili</text:p>
            </text:list-item>
          </text:list>
        </text:list-item>
        <text:list-item>
          <text:p text:style-name="P4">Na čas ulkidněna i situace ve svaté říše římské</text:p>
          <text:list>
            <text:list-item>
              <text:p text:style-name="P4">Zlatá bula sicilská</text:p>
            </text:list-item>
            <text:list-item>
              <text:p text:style-name="P4">Na volbu císaře stačí většina hlasů</text:p>
            </text:list-item>
            <text:list-item>
              <text:p text:style-name="P4">Český král je první kurfiřt</text:p>
            </text:list-item>
            <text:list-item>
              <text:p text:style-name="P4">Českou korunu lze dědit i po přeslici, tedy může se Královnou stát i žena</text:p>
            </text:list-item>
            <text:list-item>
              <text:p text:style-name="P4">Na říšských sněmech s smí mluvit i česky, ale nikdy se to nedodržovalo</text:p>
            </text:list-item>
          </text:list>
        </text:list-item>
      </text:list>
      <text:p text:style-name="P5"/>
      <text:p text:style-name="P5">1378 se řeší v Avignonu Avignonské zajetí, Papež se odstěhuje zpět do Říma</text:p>
      <text:list xml:id="list430548916" text:style-name="L2">
        <text:list-item>
          <text:p text:style-name="P6">Při cestě zpět umírá na zápal plic</text:p>
        </text:list-item>
        <text:list-item>
          <text:p text:style-name="P6">Francouzi si stejně zvolili svého papeže</text:p>
          <text:list>
            <text:list-item>
              <text:p text:style-name="P6">Dvojpapežství</text:p>
            </text:list-item>
          </text:list>
        </text:list-item>
      </text:list>
      <text:p text:style-name="P5"/>
      <text:p text:style-name="P5">Václav IV. <text:span text:style-name="T1">(1378 - 1418)</text:span></text:p>
      <text:list xml:id="list327994139" text:style-name="L3">
        <text:list-item>
          <text:p text:style-name="P7">Korunován ve dvou letech, mezitím vládl ještě otec</text:p>
        </text:list-item>
        <text:list-item>
          <text:p text:style-name="P7">1376 korunován i jako císař</text:p>
        </text:list-item>
        <text:list-item>
          <text:p text:style-name="P7">Jeho bratr dostal Branibory a dalží Zhořelecko-Lužici</text:p>
          <text:list>
            <text:list-item>
              <text:p text:style-name="P8">Branibory v roce 1415 prodány Hohenzollerům</text:p>
              <text:list>
                <text:list-item>
                  <text:p text:style-name="P8">V 19. století sjednotí Německo a založí Prusko</text:p>
                </text:list-item>
              </text:list>
            </text:list-item>
          </text:list>
        </text:list-item>
        <text:list-item>
          <text:p text:style-name="P8">Pozice Václava není úplně suverénní</text:p>
        </text:list-item>
        <text:list-item>
          <text:p text:style-name="P8">Měl navíc plné zuby politiky</text:p>
          <text:list>
            <text:list-item>
              <text:p text:style-name="P8">Není ani stratég ani diplomat</text:p>
            </text:list-item>
          </text:list>
        </text:list-item>
        <text:list-item>
          <text:p text:style-name="P9">V roce 1380 velká morová rána -&gt; Český stát stagnuj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8:31:16.752804763</meta:creation-date>
    <meta:editing-duration>PT7M50S</meta:editing-duration>
    <meta:editing-cycles>3</meta:editing-cycles>
    <meta:generator>LibreOffice/6.1.1.2$Linux_X86_64 LibreOffice_project/10$Build-2</meta:generator>
    <dc:date>2018-11-20T12:33:52.574352746</dc:date>
    <meta:document-statistic meta:table-count="0" meta:image-count="0" meta:object-count="0" meta:page-count="1" meta:paragraph-count="46" meta:word-count="265" meta:character-count="1407" meta:non-whitespace-character-count="1230"/>
  </office:meta>
</office:document-meta>
</file>